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3"/>
          <table:table-cell table:style-name="ce1" office:value-type="string">
            <text:p>Chapter Concepts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Chapter</text:p>
          </table:table-cell>
          <table:table-cell office:value-type="string">
            <text:p>Section</text:p>
          </table:table-cell>
          <table:table-cell table:number-columns-repeated="3"/>
          <table:table-cell office:value-type="string">
            <text:p>Cod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arts of C Progra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co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#includ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variables and litera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identifie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Integer Data Typ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ch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strin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floating point typ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boolea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11">
            <text:p>11</text:p>
          </table:table-cell>
          <table:table-cell office:value-type="string">
            <text:p>sizeo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variable assignmen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scop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string">
            <text:p>operato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commen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string">
            <text:p>constant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mathematical expression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mixing data typ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4">
            <text:p>4</text:p>
          </table:table-cell>
          <table:table-cell office:value-type="string">
            <text:p>underflow/overf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type cast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multiple assignmen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iomnai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char and string objec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more mat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hand tracing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lational operato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independent if single l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independent if multiple l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dependent i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nested construc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dependent i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fla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logical operator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9">
            <text:p>9</text:p>
          </table:table-cell>
          <table:table-cell office:value-type="string">
            <text:p>number ranges with logical operato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menu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validating user inp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comparing char/string strcm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conditional opera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string">
            <text:p>switc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block and scop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re/post increment/decremen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while loo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while loop valid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counte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do whi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for loo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running to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sentinel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*</text:p>
          </table:table-cell>
          <table:table-cell office:value-type="float" office:value="9">
            <text:p>9</text:p>
          </table:table-cell>
          <table:table-cell office:value-type="string">
            <text:p>which loo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nesting loop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data fi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break/continuation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10/31/2016</text:date>, <text:time>08:4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6-10-31T08:04:54.62</meta:creation-date>
    <dc:date>2016-10-31T08:40:04.64</dc:date>
    <dc:creator>RCC RCCD</dc:creator>
    <meta:editing-duration>PT14M50S</meta:editing-duration>
    <meta:editing-cycles>6</meta:editing-cycles>
    <meta:generator>OpenOffice/4.1.2$Win32 OpenOffice.org_project/412m3$Build-9782</meta:generator>
    <meta:document-statistic meta:table-count="3" meta:cell-count="118" meta:object-count="0"/>
  </office:meta>
</office:document-meta>
</file>